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ntium Plus" svg:font-family="'Gentium Plus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officeooo:paragraph-rsid="0011e641"/>
    </style:style>
    <style:style style:name="P3" style:family="paragraph" style:parent-style-name="Text_20_body">
      <style:text-properties officeooo:paragraph-rsid="0015c32b"/>
    </style:style>
    <style:style style:name="P4" style:family="paragraph" style:parent-style-name="Text_20_body">
      <style:text-properties officeooo:rsid="00181a0a" officeooo:paragraph-rsid="00181a0a"/>
    </style:style>
    <style:style style:name="P5" style:family="paragraph" style:parent-style-name="Heading_20_1">
      <style:text-properties officeooo:paragraph-rsid="001b29ed"/>
    </style:style>
    <style:style style:name="P6" style:family="paragraph" style:parent-style-name="Text_20_body" style:list-style-name="L1">
      <style:text-properties officeooo:paragraph-rsid="0011e641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text-properties officeooo:paragraph-rsid="0011e641"/>
    </style:style>
    <style:style style:name="P9" style:family="paragraph" style:parent-style-name="Text_20_body" style:list-style-name="L3"/>
    <style:style style:name="P10" style:family="paragraph" style:parent-style-name="Text_20_body">
      <style:text-properties fo:background-color="transparent"/>
    </style:style>
    <style:style style:name="P11" style:family="paragraph" style:parent-style-name="Text_20_body" style:list-style-name="L2">
      <style:text-properties fo:background-color="transparent"/>
    </style:style>
    <style:style style:name="P12" style:family="paragraph" style:parent-style-name="Title" style:master-page-name="MP0">
      <style:paragraph-properties style:page-number="auto" fo:break-before="page"/>
      <style:text-properties officeooo:rsid="00181a0a" officeooo:paragraph-rsid="00181a0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bb6a" style:font-weight-asian="bold" style:font-weight-complex="bold"/>
    </style:style>
    <style:style style:name="T4" style:family="text">
      <style:text-properties fo:font-weight="bold" officeooo:rsid="0013bb6a" style:font-weight-asian="bold" style:font-weight-complex="bold" fo:background-color="#ffffff"/>
    </style:style>
    <style:style style:name="T5" style:family="text">
      <style:text-properties fo:font-weight="bold" officeooo:rsid="00181a0a" style:font-weight-asian="bold" style:font-weight-complex="bold"/>
    </style:style>
    <style:style style:name="T6" style:family="text">
      <style:text-properties fo:font-weight="bold" officeooo:rsid="0011e641" style:font-weight-asian="bold" style:font-weight-complex="bold"/>
    </style:style>
    <style:style style:name="T7" style:family="text">
      <style:text-properties fo:font-weight="bold" officeooo:rsid="0011e641" style:font-weight-asian="bold" style:font-weight-complex="bold" fo:background-color="#ffffff"/>
    </style:style>
    <style:style style:name="T8" style:family="text">
      <style:text-properties fo:font-weight="bold" style:font-weight-asian="bold" style:font-weight-complex="bold" fo:background-color="#ffffff"/>
    </style:style>
    <style:style style:name="T9" style:family="text">
      <style:text-properties fo:font-weight="bold" officeooo:rsid="0011e641" style:font-weight-asian="bold"/>
    </style:style>
    <style:style style:name="T10" style:family="text">
      <style:text-properties fo:font-weight="bold" officeooo:rsid="0018fc60" style:font-weight-asian="bold"/>
    </style:style>
    <style:style style:name="T11" style:family="text">
      <style:text-properties fo:font-weight="bold" officeooo:rsid="001b29ed" style:font-weight-asian="bold"/>
    </style:style>
    <style:style style:name="T12" style:family="text">
      <style:text-properties fo:font-weight="bold" fo:background-color="#ffff00" loext:char-shading-value="0" style:font-weight-asian="bold" style:font-weight-complex="bold"/>
    </style:style>
    <style:style style:name="T13" style:family="text">
      <style:text-properties fo:font-weight="bold" officeooo:rsid="0011e641" fo:background-color="#ffff00" loext:char-shading-value="0" style:font-weight-asian="bold" style:font-weight-complex="bold"/>
    </style:style>
    <style:style style:name="T14" style:family="text">
      <style:text-properties fo:font-weight="bold" officeooo:rsid="0013bb6a" fo:background-color="#ffff00" loext:char-shading-value="0" style:font-weight-asian="bold" style:font-weight-complex="bold"/>
    </style:style>
    <style:style style:name="T15" style:family="text">
      <style:text-properties fo:font-weight="bold" fo:background-color="#fff200" loext:char-shading-value="0" style:font-weight-asian="bold" style:font-weight-complex="bold"/>
    </style:style>
    <style:style style:name="T16" style:family="text">
      <style:text-properties fo:font-weight="bold" officeooo:rsid="0013bb6a" fo:background-color="#fff200" loext:char-shading-value="0" style:font-weight-asian="bold" style:font-weight-complex="bold"/>
    </style:style>
    <style:style style:name="T17" style:family="text">
      <style:text-properties fo:font-weight="bold" officeooo:rsid="0013bb6a" fo:background-color="#fff200" loext:char-shading-value="0" style:font-weight-asian="bold" style:font-weight-complex="bold"/>
    </style:style>
    <style:style style:name="T18" style:family="text">
      <style:text-properties fo:font-weight="bold" officeooo:rsid="0011e641" fo:background-color="#fff200" loext:char-shading-value="0" style:font-weight-asian="bold" style:font-weight-complex="bold"/>
    </style:style>
    <style:style style:name="T19" style:family="text">
      <style:text-properties fo:font-weight="bold" officeooo:rsid="0011e641" fo:background-color="#fff200" loext:char-shading-value="0" style:font-weight-asian="bold" style:font-weight-complex="bold"/>
    </style:style>
    <style:style style:name="T20" style:family="text">
      <style:text-properties fo:font-weight="bold" fo:background-color="#fff200" loext:char-shading-value="0" style:font-weight-asian="bold" style:font-weight-complex="bold"/>
    </style:style>
    <style:style style:name="T21" style:family="text">
      <style:text-properties fo:font-weight="bold" fo:background-color="transparent" loext:char-shading-value="0" style:font-weight-asian="bold"/>
    </style:style>
    <style:style style:name="T22" style:family="text">
      <style:text-properties fo:font-weight="bold" fo:background-color="transparent" loext:char-shading-value="0" style:font-weight-asian="bold" style:font-weight-complex="bold"/>
    </style:style>
    <style:style style:name="T23" style:family="text">
      <style:text-properties fo:font-weight="bold" officeooo:rsid="0013bb6a" fo:background-color="transparent" loext:char-shading-value="0" style:font-weight-asian="bold" style:font-weight-complex="bold"/>
    </style:style>
    <style:style style:name="T24" style:family="text">
      <style:text-properties fo:font-weight="bold" officeooo:rsid="0013bb6a" fo:background-color="transparent" loext:char-shading-value="0" style:font-weight-asian="bold" style:font-weight-complex="bold"/>
    </style:style>
    <style:style style:name="T25" style:family="text">
      <style:text-properties fo:font-weight="bold" fo:background-color="transparent" loext:char-shading-value="0" style:font-weight-asian="bold" style:font-weight-complex="bold"/>
    </style:style>
    <style:style style:name="T26" style:family="text">
      <style:text-properties fo:font-weight="bold" officeooo:rsid="0011e641" fo:background-color="transparent" loext:char-shading-value="0" style:font-weight-asian="bold" style:font-weight-complex="bold"/>
    </style:style>
    <style:style style:name="T27" style:family="text">
      <style:text-properties fo:font-weight="bold" officeooo:rsid="0011e641" fo:background-color="transparent" loext:char-shading-value="0" style:font-weight-asian="bold" style:font-weight-complex="bold"/>
    </style:style>
    <style:style style:name="T28" style:family="text">
      <style:text-properties fo:font-weight="bold" fo:background-color="transparent" loext:char-shading-value="0" style:font-weight-asian="bold"/>
    </style:style>
    <style:style style:name="T29" style:family="text">
      <style:text-properties fo:background-color="#ffff00" loext:char-shading-value="0"/>
    </style:style>
    <style:style style:name="T30" style:family="text">
      <style:text-properties officeooo:rsid="0011e641" fo:background-color="#ffff00" loext:char-shading-value="0"/>
    </style:style>
    <style:style style:name="T31" style:family="text">
      <style:text-properties officeooo:rsid="0013bb6a" fo:background-color="#ffff00" loext:char-shading-value="0"/>
    </style:style>
    <style:style style:name="T32" style:family="text">
      <style:text-properties officeooo:rsid="00159eb0" fo:background-color="#ffff00" loext:char-shading-value="0"/>
    </style:style>
    <style:style style:name="T33" style:family="text">
      <style:text-properties officeooo:rsid="0015c32b" fo:background-color="#ffff00" loext:char-shading-value="0"/>
    </style:style>
    <style:style style:name="T34" style:family="text">
      <style:text-properties officeooo:rsid="0011e641"/>
    </style:style>
    <style:style style:name="T35" style:family="text">
      <style:text-properties style:text-position="sub 58%" officeooo:rsid="0011e641" fo:background-color="#ffff00" loext:char-shading-value="0"/>
    </style:style>
    <style:style style:name="T36" style:family="text">
      <style:text-properties style:text-position="sub 58%" officeooo:rsid="0011e641"/>
    </style:style>
    <style:style style:name="T37" style:family="text">
      <style:text-properties style:text-position="sub 58%" officeooo:rsid="0011e641" fo:background-color="transparent" loext:char-shading-value="0"/>
    </style:style>
    <style:style style:name="T38" style:family="text">
      <style:text-properties style:text-position="sub 58%" officeooo:rsid="0011e641" fo:background-color="transparent" loext:char-shading-value="0"/>
    </style:style>
    <style:style style:name="T39" style:family="text">
      <style:text-properties officeooo:rsid="0017484c"/>
    </style:style>
    <style:style style:name="T40" style:family="text">
      <style:text-properties officeooo:rsid="00181a0a"/>
    </style:style>
    <style:style style:name="T41" style:family="text">
      <style:text-properties officeooo:rsid="00194894"/>
    </style:style>
    <style:style style:name="T42" style:family="text">
      <style:text-properties officeooo:rsid="001b29ed"/>
    </style:style>
    <style:style style:name="T43" style:family="text">
      <style:text-properties officeooo:rsid="0013bb6a"/>
    </style:style>
    <style:style style:name="T44" style:family="text">
      <style:text-properties officeooo:rsid="0013bb6a" fo:background-color="#ffffff"/>
    </style:style>
    <style:style style:name="T45" style:family="text">
      <style:text-properties officeooo:rsid="0015c32b"/>
    </style:style>
    <style:style style:name="T46" style:family="text">
      <style:text-properties officeooo:rsid="0015c32b" fo:background-color="#ffffff"/>
    </style:style>
    <style:style style:name="T47" style:family="text">
      <style:text-properties officeooo:rsid="00159eb0"/>
    </style:style>
    <style:style style:name="T48" style:family="text">
      <style:text-properties officeooo:rsid="00159eb0" fo:background-color="#ffffff"/>
    </style:style>
    <style:style style:name="T49" style:family="text">
      <style:text-properties fo:background-color="#fff200" loext:char-shading-value="0"/>
    </style:style>
    <style:style style:name="T50" style:family="text">
      <style:text-properties officeooo:rsid="0013bb6a" fo:background-color="#fff200" loext:char-shading-value="0"/>
    </style:style>
    <style:style style:name="T51" style:family="text">
      <style:text-properties officeooo:rsid="0013bb6a" fo:background-color="#fff200" loext:char-shading-value="0"/>
    </style:style>
    <style:style style:name="T52" style:family="text">
      <style:text-properties officeooo:rsid="0015c32b" fo:background-color="#fff200" loext:char-shading-value="0"/>
    </style:style>
    <style:style style:name="T53" style:family="text">
      <style:text-properties officeooo:rsid="0015c32b" fo:background-color="#fff200" loext:char-shading-value="0"/>
    </style:style>
    <style:style style:name="T54" style:family="text">
      <style:text-properties officeooo:rsid="00159eb0" fo:background-color="#fff200" loext:char-shading-value="0"/>
    </style:style>
    <style:style style:name="T55" style:family="text">
      <style:text-properties officeooo:rsid="00159eb0" fo:background-color="#fff200" loext:char-shading-value="0"/>
    </style:style>
    <style:style style:name="T56" style:family="text">
      <style:text-properties fo:background-color="#fff200" loext:char-shading-value="0"/>
    </style:style>
    <style:style style:name="T57" style:family="text">
      <style:text-properties fo:background-color="#ffffff"/>
    </style:style>
    <style:style style:name="T58" style:family="text">
      <style:text-properties fo:background-color="transparent" loext:char-shading-value="0"/>
    </style:style>
    <style:style style:name="T59" style:family="text">
      <style:text-properties officeooo:rsid="0013bb6a" fo:background-color="transparent" loext:char-shading-value="0"/>
    </style:style>
    <style:style style:name="T60" style:family="text">
      <style:text-properties officeooo:rsid="0013bb6a" fo:background-color="transparent" loext:char-shading-value="0"/>
    </style:style>
    <style:style style:name="T61" style:family="text">
      <style:text-properties fo:background-color="transparent" loext:char-shading-value="0"/>
    </style:style>
    <style:style style:name="T62" style:family="text">
      <style:text-properties officeooo:rsid="0015c32b" fo:background-color="transparent" loext:char-shading-value="0"/>
    </style:style>
    <style:style style:name="T63" style:family="text">
      <style:text-properties officeooo:rsid="0015c32b" fo:background-color="transparent" loext:char-shading-value="0"/>
    </style:style>
    <style:style style:name="T64" style:family="text">
      <style:text-properties officeooo:rsid="00159eb0" fo:background-color="transparent" loext:char-shading-value="0"/>
    </style:style>
    <style:style style:name="T65" style:family="text">
      <style:text-properties officeooo:rsid="00159eb0" fo:background-color="transparent" loext:char-shading-value="0"/>
    </style:style>
    <style:style style:name="T66" style:family="text">
      <style:text-properties officeooo:rsid="0011e641" fo:background-color="transparent" loext:char-shading-value="0"/>
    </style:style>
    <style:style style:name="T67" style:family="text">
      <style:text-properties officeooo:rsid="0011e641" fo:background-color="transparent" loext:char-shading-value="0"/>
    </style:style>
    <style:style style:name="T68" style:family="text">
      <style:text-properties officeooo:rsid="001b29ed" fo:background-color="transparent" loext:char-shading-value="0"/>
    </style:style>
    <style:style style:name="T69" style:family="text">
      <style:text-properties officeooo:rsid="001b29ed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erberus Simulator Syste<text:span text:style-name="T39">m</text:span> Definition</text:p>
      <text:p text:style-name="Subtitle">2020 April <text:span text:style-name="T42">14</text:span></text:p>
      <text:p text:style-name="Text_20_body"/>
      <text:p text:style-name="P1">Note: all pressure values are gauge readings referenced to 1 atm = 0</text:p>
      <text:p text:style-name="Text_20_body">X[i] indicated patient specific parameter X for each of two patients on the system</text:p>
      <text:p text:style-name="Text_20_body"/>
      <text:h text:style-name="Heading_20_1" text:outline-level="1">1. INPUTS</text:h>
      <text:h text:style-name="Heading_20_2" text:outline-level="2">1.1. Patient characteristics (for each of two patients)</text:h>
      <text:p text:style-name="Text_20_body">1.1.1. <text:span text:style-name="T5">Height (H[i])</text:span><text:span text:style-name="T40">: 110-200 cm</text:span></text:p>
      <text:p text:style-name="P4">1.1.2. <text:span text:style-name="Default_20_Paragraph_20_Font"><text:span text:style-name="T1">Weight</text:span></text:span> <text:span text:style-name="Default_20_Paragraph_20_Font"><text:span text:style-name="T1">(W[i])</text:span></text:span>: 40-120 kg</text:p>
      <text:p text:style-name="Text_20_body">1.1.<text:span text:style-name="T40">3</text:span>. <text:span text:style-name="Default_20_Paragraph_20_Font"><text:span text:style-name="T1">Lung Compliance (Cr[i])</text:span></text:span>: 10-70 ml/cmH20 (intervals of 5)</text:p>
      <text:p text:style-name="Text_20_body">1.1.<text:span text:style-name="T40">4</text:span>. <text:span text:style-name="Default_20_Paragraph_20_Font"><text:span text:style-name="T1">Ratio of arterial partial pressure of oxygen to fraction of inspired oxygen (PF[i]):</text:span></text:span> range 100 (severe dysfunction) - 500 (Normal)</text:p>
      <text:p text:style-name="Text_20_body">For simplicity we are combining a whole bunch of physiological parameters into one.</text:p>
      <text:h text:style-name="Heading_20_2" text:outline-level="2">1.2. Ventilator settings</text:h>
      <text:h text:style-name="Heading_20_3" text:outline-level="3">1. 2.1. Primary ventilator settings</text:h>
      <text:p text:style-name="Text_20_body">1.2.1.1. <text:span text:style-name="Default_20_Paragraph_20_Font"><text:span text:style-name="T1">Pressure Control Level (PC) </text:span></text:span>: 0-70 cmH20 (intervals of 5)</text:p>
      <text:p text:style-name="Text_20_body">1.2.1.2. <text:span text:style-name="Default_20_Paragraph_20_Font"><text:span text:style-name="T1">Positive End-Expiratory Pressure Level</text:span></text:span> <text:span text:style-name="Default_20_Paragraph_20_Font"><text:span text:style-name="T1">(PEEP0)</text:span></text:span>: Should always be set to 0 and somehow *gently* highlighted. Setting this above zero is a common error.</text:p>
      <text:p text:style-name="Text_20_body">1.2.1.3. <text:span text:style-name="Default_20_Paragraph_20_Font"><text:span text:style-name="T1">Respiratory Rate</text:span></text:span> <text:span text:style-name="Default_20_Paragraph_20_Font"><text:span text:style-name="T1">(RR)</text:span></text:span>: 2-40 breaths/minute</text:p>
      <text:p text:style-name="Text_20_body">1.2.1.4. <text:span text:style-name="Default_20_Paragraph_20_Font"><text:span text:style-name="T1">Inspiratory Time</text:span></text:span> <text:span text:style-name="Default_20_Paragraph_20_Font"><text:span text:style-name="T1">(IT)</text:span></text:span>: 0.5-(0.6/RR) s (That is inspiration should be no more than 60% of the respiratory cycle)</text:p>
      <text:p text:style-name="Text_20_body">1.2.1.5. <text:span text:style-name="Default_20_Paragraph_20_Font"><text:span text:style-name="T1">Inspiratory Time:Expiratory Time Ratio (IE</text:span></text:span><text:span text:style-name="Default_20_Paragraph_20_Font"><text:span text:style-name="T10">R</text:span></text:span><text:span text:style-name="Default_20_Paragraph_20_Font"><text:span text:style-name="T1">)</text:span></text:span>: Discrete: 1.5:1 ; 1:1 ; 1:2 ; 1:3  (This represents the same info at IT but in a different form that will be more familiar for some users. For simplicity we can make this adjustable and make IT automatically calculated and displayed next to it. [ I:E = IT:((1/RR)-IT) ]</text:p>
      <text:h text:style-name="Heading_20_3" text:outline-level="3"><text:soft-page-break/>1.2.2. Secondary circuits settings (for each of two secondary circuits</text:h>
      <text:p text:style-name="Text_20_body">1.2.2.1. <text:span text:style-name="Default_20_Paragraph_20_Font"><text:span text:style-name="T1">Fresh Gas Oxygen Flow (FGFO[i])</text:span></text:span>: 0-15 LPM (intervals of 1 for all flow variables)</text:p>
      <text:p text:style-name="Text_20_body">1.2.2.2. <text:span text:style-name="Default_20_Paragraph_20_Font"><text:span text:style-name="T1">Fresh Gas Air Flow (FGFA[i])</text:span></text:span>: 0-15LPM</text:p>
      <text:p text:style-name="Text_20_body">1.2.2.3. <text:span text:style-name="Default_20_Paragraph_20_Font"><text:span text:style-name="T1">PEEP Valve Setting</text:span></text:span> <text:span text:style-name="Default_20_Paragraph_20_Font"><text:span text:style-name="T1">(PEEP[i])</text:span></text:span>: 0-25 cmH20 </text:p>
      <text:h text:style-name="P5" text:outline-level="1">2. Outputs </text:h>
      <text:p text:style-name="Text_20_body">(values outside normal range should be highlighted)</text:p>
      <text:h text:style-name="Heading_20_2" text:outline-level="2">2.1. Patient Arterial Blood Gas Analysis (for each patient)</text:h>
      <text:p text:style-name="P2">2.1.1. <text:span text:style-name="Default_20_Paragraph_20_Font"><text:span text:style-name="T1">pH[i]</text:span></text:span>: Normal 7.3-7.4. Function of PaCO2[i] and HCO3[i];</text:p>
      <text:list xml:id="list2851366" text:style-name="L1">
        <text:list-item>
          <text:p text:style-name="P6"><text:span text:style-name="Default_20_Paragraph_20_Font"><text:span text:style-name="T61">[H+] nM/L = 24 * P</text:span></text:span><text:span text:style-name="Default_20_Paragraph_20_Font"><text:span text:style-name="T67">a</text:span></text:span><text:span text:style-name="Default_20_Paragraph_20_Font"><text:span text:style-name="T61">CO2 (mmHg)/[HCO3] mM/L</text:span></text:span></text:p>
        </text:list-item>
        <text:list-item>
          <text:p text:style-name="P6"><text:span text:style-name="Default_20_Paragraph_20_Font"><text:span text:style-name="T61">pH = -log</text:span></text:span><text:span text:style-name="Default_20_Paragraph_20_Font"><text:span text:style-name="T38">10</text:span></text:span><text:span text:style-name="Default_20_Paragraph_20_Font"><text:span text:style-name="T61">[H+]</text:span></text:span></text:p>
        </text:list-item>
      </text:list>
      <text:p text:style-name="Text_20_body"><text:span text:style-name="T61">2.</text:span><text:span text:style-name="T69">1</text:span><text:span text:style-name="T61">.2. </text:span><text:span text:style-name="Default_20_Paragraph_20_Font"><text:span text:style-name="T25">Partial pressure of carbon dioxide (</text:span></text:span><text:span text:style-name="Default_20_Paragraph_20_Font"><text:span text:style-name="T28">PaCO2[i]): </text:span></text:span><text:span text:style-name="T61">N 35-45 mmHg (note different pressure units from above pressure values)</text:span></text:p>
      <text:list xml:id="list46784363" text:style-name="L2">
        <text:list-item>
          <text:p text:style-name="P7"><text:span text:style-name="T61">Function of minute </text:span><text:span text:style-name="Default_20_Paragraph_20_Font"><text:span text:style-name="T61">alveolar</text:span></text:span><text:span text:style-name="T61"> ventilation (3.1) and CO2 Production (3.2).</text:span></text:p>
        </text:list-item>
        <text:list-item>
          <text:p text:style-name="P11">We can assume that expired gas has similar CO2 partial pressure to the arterial gas, so</text:p>
        </text:list-item>
        <text:list-item>
          <text:p text:style-name="P8"><text:span text:style-name="Default_20_Paragraph_20_Font"><text:span text:style-name="T61">MA</text:span></text:span><text:span text:style-name="Default_20_Paragraph_20_Font"><text:span text:style-name="T60">V[</text:span></text:span><text:span text:style-name="Default_20_Paragraph_20_Font"><text:span text:style-name="T61">i</text:span></text:span><text:span text:style-name="Default_20_Paragraph_20_Font"><text:span text:style-name="T67">]</text:span></text:span><text:span text:style-name="Default_20_Paragraph_20_Font"><text:span text:style-name="T61">*PaCO2</text:span></text:span><text:span text:style-name="Default_20_Paragraph_20_Font"><text:span text:style-name="T67">[</text:span></text:span><text:span text:style-name="Default_20_Paragraph_20_Font"><text:span text:style-name="T61">i</text:span></text:span><text:span text:style-name="Default_20_Paragraph_20_Font"><text:span text:style-name="T67">]</text:span></text:span><text:span text:style-name="Default_20_Paragraph_20_Font"><text:span text:style-name="T61"> = CO2P</text:span></text:span><text:span text:style-name="Default_20_Paragraph_20_Font"><text:span text:style-name="T67">[</text:span></text:span><text:span text:style-name="Default_20_Paragraph_20_Font"><text:span text:style-name="T61">i</text:span></text:span><text:span text:style-name="Default_20_Paragraph_20_Font"><text:span text:style-name="T67">] (unit conversions needed)</text:span></text:span></text:p>
        </text:list-item>
      </text:list>
      <text:p text:style-name="Text_20_body">2.<text:span text:style-name="T42">1</text:span>.3. <text:span text:style-name="Default_20_Paragraph_20_Font"><text:span text:style-name="T2">Partial pressure of oxygen (</text:span></text:span><text:span text:style-name="Default_20_Paragraph_20_Font"><text:span text:style-name="T1">PaO2[i]): </text:span></text:span>N &gt; 100 mmHg PO2 = FiO2 * PaO2:FiO2</text:p>
      <text:p text:style-name="Text_20_body">2.<text:span text:style-name="T42">1</text:span>.4. <text:span text:style-name="Default_20_Paragraph_20_Font"><text:span text:style-name="T2">Bicarbonate concentration (</text:span></text:span><text:span text:style-name="Default_20_Paragraph_20_Font"><text:span text:style-name="T1">HCO3[i]): </text:span></text:span>N 22-28 mEq/L</text:p>
      <text:h text:style-name="Heading_20_2" text:outline-level="2">2.2. Ventilator derived values (for each patient)</text:h>
      <text:p text:style-name="Text_20_body">2.2.1. <text:span text:style-name="Default_20_Paragraph_20_Font"><text:span text:style-name="T1">Peak Inspiratory pressure (PIP[i])</text:span></text:span>:<text:span text:style-name="Default_20_Paragraph_20_Font"><text:span text:style-name="T1"> </text:span></text:span>range 0-40 cm H2O; n<text:span text:style-name="T41">ote: </text:span>circuit include<text:span text:style-name="T41">s</text:span> a pop-of<text:span text:style-name="T41">f</text:span> valve at 40 so pressure can never go above tha<text:span text:style-name="T41">t</text:span></text:p>
      <text:p text:style-name="Text_20_body">2.2.2. <text:span text:style-name="Default_20_Paragraph_20_Font"><text:span text:style-name="T2">Actual PEEP</text:span></text:span> <text:span text:style-name="Default_20_Paragraph_20_Font"><text:span text:style-name="T2">(APEEP[i])</text:span></text:span>: cm H2O</text:p>
      <text:list xml:id="list2309599923" text:style-name="L3">
        <text:list-item>
          <text:p text:style-name="P9">Total fresh gas flow: FGFTot[i] = FGFO[i] + FGFA[i] <text:s/>(air + oxygen)</text:p>
        </text:list-item>
        <text:list-item>
          <text:p text:style-name="P9">Intrinsic PEEP (from FGF): PEEPInt[i] = 0 if FGFtot[i] &lt; 7LPM; 3 + (FGFtot[i] – 7)*0.6</text:p>
        </text:list-item>
        <text:list-item>
          <text:p text:style-name="P9">APEEP[i] = PEEP0 + PEEPInt[i] + PEEP[i]</text:p>
        </text:list-item>
      </text:list>
      <text:p text:style-name="Text_20_body">2.2.3. <text:span text:style-name="Default_20_Paragraph_20_Font"><text:span text:style-name="T1">Tidal volume (VT[i])</text:span></text:span>: 50-700 ml  (Normal range depends on weight: 4-8 ml/kg) = <text:span text:style-name="T42">0.5x P</text:span>IP x Cr for each patient <text:span text:style-name="T42">(mean inspiratory pressure assumed to be half of PIP)</text:span></text:p>
      <text:p text:style-name="Text_20_body">2.2.4. <text:span text:style-name="Default_20_Paragraph_20_Font"><text:span text:style-name="T1">Fraction Inspired Oxygen (FiO2[i])</text:span></text:span>: (FGFA*0.21 + FGFO) / (FGFA + FGFO)</text:p>
      <text:h text:style-name="Heading_20_1" text:outline-level="1"><text:soft-page-break/>3. Hidden Variables</text:h>
      <text:h text:style-name="Heading_20_2" text:outline-level="2">3.1 <text:span text:style-name="Default_20_Paragraph_20_Font"><text:span text:style-name="T1">Minute </text:span></text:span><text:span text:style-name="Default_20_Paragraph_20_Font"><text:span text:style-name="T9">alveolar </text:span></text:span><text:span text:style-name="Default_20_Paragraph_20_Font"><text:span text:style-name="T1">ventilation</text:span></text:span></text:h>
      <text:p text:style-name="P10">3.1.1 <text:span text:style-name="T2">Anatomical Dead Space</text:span> <text:span text:style-name="T3">ADS[i] </text:span>= W<text:span text:style-name="T34">[</text:span>i<text:span text:style-name="T34">]</text:span>/0.45 <text:s/>ml</text:p>
      <text:p text:style-name="P10">3.1.<text:span text:style-name="T43">2</text:span> <text:span text:style-name="T6">Secondary </text:span><text:span text:style-name="T2">Circuit compliance CC</text:span><text:span text:style-name="T6">[</text:span><text:span text:style-name="T2">i</text:span><text:span text:style-name="T6">]</text:span> = <text:span text:style-name="T43">constat CC for simplicity</text:span></text:p>
      <text:p text:style-name="P3"><text:span text:style-name="Default_20_Paragraph_20_Font"><text:span text:style-name="T60">3.1.3 </text:span></text:span><text:span text:style-name="Default_20_Paragraph_20_Font"><text:span text:style-name="T24">Alveolar Tidal Volume A</text:span></text:span><text:span text:style-name="Default_20_Paragraph_20_Font"><text:span text:style-name="T25">VT</text:span></text:span><text:span text:style-name="Default_20_Paragraph_20_Font"><text:span text:style-name="T24">[</text:span></text:span><text:span text:style-name="Default_20_Paragraph_20_Font"><text:span text:style-name="T25">i</text:span></text:span><text:span text:style-name="Default_20_Paragraph_20_Font"><text:span text:style-name="T24">]</text:span></text:span><text:span text:style-name="Default_20_Paragraph_20_Font"><text:span text:style-name="T61"> = VT</text:span></text:span><text:span text:style-name="Default_20_Paragraph_20_Font"><text:span text:style-name="T60">[</text:span></text:span><text:span text:style-name="Default_20_Paragraph_20_Font"><text:span text:style-name="T61">i</text:span></text:span><text:span text:style-name="Default_20_Paragraph_20_Font"><text:span text:style-name="T60">]</text:span></text:span><text:span text:style-name="Default_20_Paragraph_20_Font"><text:span text:style-name="T61"> – ( PIP</text:span></text:span><text:span text:style-name="Default_20_Paragraph_20_Font"><text:span text:style-name="T60">[</text:span></text:span><text:span text:style-name="Default_20_Paragraph_20_Font"><text:span text:style-name="T61">i</text:span></text:span><text:span text:style-name="Default_20_Paragraph_20_Font"><text:span text:style-name="T60">] </text:span></text:span><text:span text:style-name="Default_20_Paragraph_20_Font"><text:span text:style-name="T61">/ 2*CC</text:span></text:span><text:span text:style-name="Default_20_Paragraph_20_Font"><text:span text:style-name="T60"> </text:span></text:span><text:span text:style-name="Default_20_Paragraph_20_Font"><text:span text:style-name="T61">) - </text:span></text:span><text:span text:style-name="Default_20_Paragraph_20_Font"><text:span text:style-name="T63">ADS[i]</text:span></text:span></text:p>
      <text:p text:style-name="P3"><text:span text:style-name="Default_20_Paragraph_20_Font"><text:span text:style-name="T61">approx. assumes linear increase in pressure </text:span></text:span></text:p>
      <text:p text:style-name="Text_20_body"><text:span text:style-name="Default_20_Paragraph_20_Font"><text:span text:style-name="T61">3.1.</text:span></text:span><text:span text:style-name="Default_20_Paragraph_20_Font"><text:span text:style-name="T65">4</text:span></text:span><text:span text:style-name="Default_20_Paragraph_20_Font"><text:span text:style-name="T61"> </text:span></text:span><text:span text:style-name="Default_20_Paragraph_20_Font"><text:span text:style-name="T25">Minute Alveolar Ventilation M</text:span></text:span><text:span text:style-name="Default_20_Paragraph_20_Font"><text:span text:style-name="T27">AV</text:span></text:span><text:span text:style-name="Default_20_Paragraph_20_Font"><text:span text:style-name="T24">[</text:span></text:span><text:span text:style-name="Default_20_Paragraph_20_Font"><text:span text:style-name="T25">i</text:span></text:span><text:span text:style-name="Default_20_Paragraph_20_Font"><text:span text:style-name="T24">]</text:span></text:span><text:span text:style-name="Default_20_Paragraph_20_Font"><text:span text:style-name="T61"> = RR*</text:span></text:span><text:span text:style-name="Default_20_Paragraph_20_Font"><text:span text:style-name="T63">AVT[i]</text:span></text:span></text:p>
      <text:p text:style-name="Text_20_body">3.2 <text:span text:style-name="Default_20_Paragraph_20_Font"><text:span text:style-name="T1">CO2 production rate (</text:span></text:span><text:span text:style-name="Default_20_Paragraph_20_Font"><text:span text:style-name="T11">VCO2</text:span></text:span><text:span text:style-name="Default_20_Paragraph_20_Font"><text:span text:style-name="T1">[i]) </text:span></text:span>= 0.4 + (Weight kg / 70 kg ) * 0.2 g / min  (I more or less made this up; average value for 70kg adult is around 0.6 g/min and it varies with weight; for our purposes and the range of adult weights, we are considering that equation is probably good enough</text:p>
      <text:h text:style-name="Heading_20_1" text:outline-level="1">References</text:h>
      <text:p text:style-name="Standard">Kassirer JP, Bleich HL. Rapid Estimation of Plasma Carbon Dioxide Tension from pH and Total Carbon Dioxide Content. New England Journal of Medicine. 1965;272: 1067–1068. doi:<text:a xlink:type="simple" xlink:href="https://doi.org/10.1056/NEJM196505202722007" office:target-frame-name="_top" xlink:show="replace" text:style-name="Internet_20_link" text:visited-style-name="Visited_20_Internet_20_Link">10.1056/NEJM196505202722007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ntium Plus" svg:font-family="'Gentium Plus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CA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CA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 style:master-page-name="">
      <style:paragraph-properties fo:margin-top="0in" fo:margin-bottom="0.1in" loext:contextual-spacing="false" fo:hyphenation-ladder-count="no-limit" style:page-number="auto" fo:keep-with-next="always"/>
      <style:text-properties fo:color="#1b75bc" style:font-name="Gentium Plus" fo:font-family="'Gentium Plus'" style:font-style-name="Regular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in" fo:margin-bottom="0.1in" loext:contextual-spacing="false" fo:hyphenation-ladder-count="no-limit"/>
      <style:text-properties fo:font-size="145%"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15in" loext:contextual-spacing="false" fo:hyphenation-ladder-count="no-limit"/>
      <style:text-properties fo:font-size="125%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.1in" loext:contextual-spacing="false"/>
      <style:text-properties fo:font-size="115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ames Duffin</meta:initial-creator>
    <meta:creation-date>2020-04-11T15:49:00Z</meta:creation-date>
    <dc:date>2020-04-15T00:59:30.083771262</dc:date>
    <meta:editing-cycles>10</meta:editing-cycles>
    <meta:editing-duration>PT6H57M59S</meta:editing-duration>
    <meta:document-statistic meta:table-count="0" meta:image-count="0" meta:object-count="0" meta:page-count="3" meta:paragraph-count="52" meta:word-count="629" meta:character-count="3865" meta:non-whitespace-character-count="3287"/>
    <meta:template xlink:type="simple" xlink:actuate="onRequest" xlink:title="" xlink:href="../../../../../../../../../tmp/mozilla_azad0/20200411%20System%20Definition.odt/Normal.dotm"/>
  </office:meta>
</office:document-meta>
</file>